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.706cm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3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11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2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a_2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Código UF</text:p>
          </table:table-cell>
          <table:table-cell office:value-type="string" table:style-name="ce2">
            <text:p>Nome UF</text:p>
          </table:table-cell>
          <table:table-cell office:value-type="string" table:style-name="ce2">
            <text:p>Total estimado de óbitos</text:p>
          </table:table-cell>
          <table:table-cell office:value-type="string" table:style-name="ce3">
            <text:p>Sub-registro IBGE<text:span text:style-name="T2">(1)</text:span><text:s/>(%)</text:p>
          </table:table-cell>
          <table:table-cell office:value-type="string" table:style-name="ce2">
            <text:p>Sub-notificação MS (%)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Total Brasil</text:p>
          </table:table-cell>
          <table:table-cell office:value-type="float" office:value="1850672.87" table:style-name="ce6">
            <text:p>1.850.673</text:p>
          </table:table-cell>
          <table:table-cell office:value-type="float" office:value="3.4923999999999999" table:style-name="ce7">
            <text:p>3,49</text:p>
          </table:table-cell>
          <table:table-cell office:value-type="float" office:value="0.97391000000000005" table:style-name="ce7">
            <text:p>0,97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Norte</text:p>
          </table:table-cell>
          <table:table-cell office:value-type="float" office:value="122447.21" table:style-name="ce6">
            <text:p>122.447</text:p>
          </table:table-cell>
          <table:table-cell office:value-type="float" office:value="11.334899999999999" table:style-name="ce9">
            <text:p>11,33</text:p>
          </table:table-cell>
          <table:table-cell office:value-type="float" office:value="1.27664" table:style-name="ce9">
            <text:p>1,28</text:p>
          </table:table-cell>
          <table:table-cell table:number-columns-repeated="1637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0">
            <text:p>Rondônia</text:p>
          </table:table-cell>
          <table:table-cell office:value-type="float" office:value="14166.44" table:style-name="ce11">
            <text:p>14.166</text:p>
          </table:table-cell>
          <table:table-cell office:value-type="float" office:value="0.99139999999999995" table:style-name="ce12">
            <text:p>0,99</text:p>
          </table:table-cell>
          <table:table-cell office:value-type="float" office:value="0.75843000000000005" table:style-name="ce12">
            <text:p>0,76</text:p>
          </table:table-cell>
          <table:table-cell table:number-columns-repeated="16379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0">
            <text:p>Acre</text:p>
          </table:table-cell>
          <table:table-cell office:value-type="float" office:value="5614.47" table:style-name="ce11">
            <text:p>5.614</text:p>
          </table:table-cell>
          <table:table-cell office:value-type="float" office:value="4.5858999999999996" table:style-name="ce12">
            <text:p>4,59</text:p>
          </table:table-cell>
          <table:table-cell office:value-type="float" office:value="1.34429" table:style-name="ce12">
            <text:p>1,34</text:p>
          </table:table-cell>
          <table:table-cell table:number-columns-repeated="16379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10">
            <text:p>Amazonas</text:p>
          </table:table-cell>
          <table:table-cell office:value-type="float" office:value="29410.06" table:style-name="ce11">
            <text:p>29.410</text:p>
          </table:table-cell>
          <table:table-cell office:value-type="float" office:value="11.2583" table:style-name="ce12">
            <text:p>11,26</text:p>
          </table:table-cell>
          <table:table-cell office:value-type="float" office:value="1.00667" table:style-name="ce12">
            <text:p>1,01</text:p>
          </table:table-cell>
          <table:table-cell table:number-columns-repeated="16379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10">
            <text:p>Roraima</text:p>
          </table:table-cell>
          <table:table-cell office:value-type="float" office:value="4339.8100000000004" table:style-name="ce11">
            <text:p>4.340</text:p>
          </table:table-cell>
          <table:table-cell office:value-type="float" office:value="11.1022" table:style-name="ce12">
            <text:p>11,10</text:p>
          </table:table-cell>
          <table:table-cell office:value-type="float" office:value="0.73304000000000002" table:style-name="ce12">
            <text:p>0,73</text:p>
          </table:table-cell>
          <table:table-cell table:number-columns-repeated="16379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10">
            <text:p>Pará</text:p>
          </table:table-cell>
          <table:table-cell office:value-type="float" office:value="52359.519999999997" table:style-name="ce11">
            <text:p>52.360</text:p>
          </table:table-cell>
          <table:table-cell office:value-type="float" office:value="14.9094" table:style-name="ce12">
            <text:p>14,91</text:p>
          </table:table-cell>
          <table:table-cell office:value-type="float" office:value="1.53843" table:style-name="ce12">
            <text:p>1,54</text:p>
          </table:table-cell>
          <table:table-cell table:number-columns-repeated="16379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10">
            <text:p>Amapá</text:p>
          </table:table-cell>
          <table:table-cell office:value-type="float" office:value="4917.43" table:style-name="ce11">
            <text:p>4.917</text:p>
          </table:table-cell>
          <table:table-cell office:value-type="float" office:value="25.5505" table:style-name="ce12">
            <text:p>25,55</text:p>
          </table:table-cell>
          <table:table-cell office:value-type="float" office:value="3.0184199999999999" table:style-name="ce12">
            <text:p>3,02</text:p>
          </table:table-cell>
          <table:table-cell table:number-columns-repeated="16379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10">
            <text:p>Tocantins</text:p>
          </table:table-cell>
          <table:table-cell office:value-type="float" office:value="11639.48" table:style-name="ce11">
            <text:p>11.639</text:p>
          </table:table-cell>
          <table:table-cell office:value-type="float" office:value="5.3738000000000001" table:style-name="ce12">
            <text:p>5,37</text:p>
          </table:table-cell>
          <table:table-cell office:value-type="float" office:value="0.84606000000000003" table:style-name="ce12">
            <text:p>0,85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Nordeste</text:p>
          </table:table-cell>
          <table:table-cell office:value-type="float" office:value="452412.91" table:style-name="ce14">
            <text:p>452.413</text:p>
          </table:table-cell>
          <table:table-cell office:value-type="float" office:value="7.9974999999999996" table:style-name="ce15">
            <text:p>8,00</text:p>
          </table:table-cell>
          <table:table-cell office:value-type="float" office:value="1.7822" table:style-name="ce15">
            <text:p>1,78</text:p>
          </table:table-cell>
          <table:table-cell table:number-columns-repeated="16379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10">
            <text:p>Maranhão</text:p>
          </table:table-cell>
          <table:table-cell office:value-type="float" office:value="46609.46" table:style-name="ce11">
            <text:p>46.609</text:p>
          </table:table-cell>
          <table:table-cell office:value-type="float" office:value="26.128699999999998" table:style-name="ce12">
            <text:p>26,13</text:p>
          </table:table-cell>
          <table:table-cell office:value-type="float" office:value="3.5410400000000002" table:style-name="ce12">
            <text:p>3,54</text:p>
          </table:table-cell>
          <table:table-cell table:number-columns-repeated="16379" table:style-name="ce13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10">
            <text:p>Piauí</text:p>
          </table:table-cell>
          <table:table-cell office:value-type="float" office:value="26329.86" table:style-name="ce11">
            <text:p>26.330</text:p>
          </table:table-cell>
          <table:table-cell office:value-type="float" office:value="12.3239" table:style-name="ce12">
            <text:p>12,32</text:p>
          </table:table-cell>
          <table:table-cell office:value-type="float" office:value="0.61472000000000004" table:style-name="ce12">
            <text:p>0,61</text:p>
          </table:table-cell>
          <table:table-cell table:number-columns-repeated="16379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10">
            <text:p>Ceará</text:p>
          </table:table-cell>
          <table:table-cell office:value-type="float" office:value="75460.34" table:style-name="ce11">
            <text:p>75.460</text:p>
          </table:table-cell>
          <table:table-cell office:value-type="float" office:value="6.4926000000000004" table:style-name="ce12">
            <text:p>6,49</text:p>
          </table:table-cell>
          <table:table-cell office:value-type="float" office:value="2.2466599999999999" table:style-name="ce12">
            <text:p>2,25</text:p>
          </table:table-cell>
          <table:table-cell table:number-columns-repeated="16379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10">
            <text:p>Rio Grande do Norte</text:p>
          </table:table-cell>
          <table:table-cell office:value-type="float" office:value="27486.66" table:style-name="ce11">
            <text:p>27.487</text:p>
          </table:table-cell>
          <table:table-cell office:value-type="float" office:value="9.0577000000000005" table:style-name="ce12">
            <text:p>9,06</text:p>
          </table:table-cell>
          <table:table-cell office:value-type="float" office:value="2.49817" table:style-name="ce12">
            <text:p>2,50</text:p>
          </table:table-cell>
          <table:table-cell table:number-columns-repeated="16379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10">
            <text:p>Paraíba</text:p>
          </table:table-cell>
          <table:table-cell office:value-type="float" office:value="35418.43" table:style-name="ce11">
            <text:p>35.418</text:p>
          </table:table-cell>
          <table:table-cell office:value-type="float" office:value="4.2305999999999999" table:style-name="ce12">
            <text:p>4,23</text:p>
          </table:table-cell>
          <table:table-cell office:value-type="float" office:value="2.5817899999999998" table:style-name="ce12">
            <text:p>2,58</text:p>
          </table:table-cell>
          <table:table-cell table:number-columns-repeated="16379"/>
        </table:table-row>
        <table:table-row table:style-name="ro2">
          <table:table-cell office:value-type="float" office:value="26" table:style-name="ce10">
            <text:p>26</text:p>
          </table:table-cell>
          <table:table-cell office:value-type="string" table:style-name="ce10">
            <text:p>Pernambuco</text:p>
          </table:table-cell>
          <table:table-cell office:value-type="float" office:value="81993.78" table:style-name="ce11">
            <text:p>81.994</text:p>
          </table:table-cell>
          <table:table-cell office:value-type="float" office:value="3.0426000000000002" table:style-name="ce12">
            <text:p>3,04</text:p>
          </table:table-cell>
          <table:table-cell office:value-type="float" office:value="1.39618" table:style-name="ce12">
            <text:p>1,40</text:p>
          </table:table-cell>
          <table:table-cell table:number-columns-repeated="16379"/>
        </table:table-row>
        <table:table-row table:style-name="ro2">
          <table:table-cell office:value-type="float" office:value="27" table:style-name="ce10">
            <text:p>27</text:p>
          </table:table-cell>
          <table:table-cell office:value-type="string" table:style-name="ce10">
            <text:p>Alagoas</text:p>
          </table:table-cell>
          <table:table-cell office:value-type="float" office:value="25629.35" table:style-name="ce11">
            <text:p>25.629</text:p>
          </table:table-cell>
          <table:table-cell office:value-type="float" office:value="7.1923000000000004" table:style-name="ce12">
            <text:p>7,19</text:p>
          </table:table-cell>
          <table:table-cell office:value-type="float" office:value="2.0146899999999999" table:style-name="ce12">
            <text:p>2,01</text:p>
          </table:table-cell>
          <table:table-cell table:number-columns-repeated="16379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10">
            <text:p>Sergipe</text:p>
          </table:table-cell>
          <table:table-cell office:value-type="float" office:value="16800.080000000002" table:style-name="ce11">
            <text:p>16.800</text:p>
          </table:table-cell>
          <table:table-cell office:value-type="float" office:value="7.1433" table:style-name="ce12">
            <text:p>7,14</text:p>
          </table:table-cell>
          <table:table-cell office:value-type="float" office:value="1.03617" table:style-name="ce12">
            <text:p>1,04</text:p>
          </table:table-cell>
          <table:table-cell table:number-columns-repeated="16379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10">
            <text:p>Bahia</text:p>
          </table:table-cell>
          <table:table-cell office:value-type="float" office:value="116684.95" table:style-name="ce11">
            <text:p>116.685</text:p>
          </table:table-cell>
          <table:table-cell office:value-type="float" office:value="5.4273999999999996" table:style-name="ce12">
            <text:p>5,43</text:p>
          </table:table-cell>
          <table:table-cell office:value-type="float" office:value="0.95894999999999997" table:style-name="ce12">
            <text:p>0,96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Sudeste</text:p>
          </table:table-cell>
          <table:table-cell office:value-type="float" office:value="849224.47" table:style-name="ce14">
            <text:p>849.224</text:p>
          </table:table-cell>
          <table:table-cell office:value-type="float" office:value="0.97260000000000002" table:style-name="ce15">
            <text:p>0,97</text:p>
          </table:table-cell>
          <table:table-cell office:value-type="float" office:value="0.62909999999999999" table:style-name="ce15">
            <text:p>0,63</text:p>
          </table:table-cell>
          <table:table-cell table:number-columns-repeated="16379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string" table:style-name="ce10">
            <text:p>Minas Gerais</text:p>
          </table:table-cell>
          <table:table-cell office:value-type="float" office:value="192968.01" table:style-name="ce11">
            <text:p>192.968</text:p>
          </table:table-cell>
          <table:table-cell office:value-type="float" office:value="1.6604000000000001" table:style-name="ce12">
            <text:p>1,66</text:p>
          </table:table-cell>
          <table:table-cell office:value-type="float" office:value="1.3992" table:style-name="ce12">
            <text:p>1,40</text:p>
          </table:table-cell>
          <table:table-cell table:number-columns-repeated="16379" table:style-name="ce13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string" table:style-name="ce10">
            <text:p>Espírito Santo</text:p>
          </table:table-cell>
          <table:table-cell office:value-type="float" office:value="33432.31" table:style-name="ce11">
            <text:p>33.432</text:p>
          </table:table-cell>
          <table:table-cell office:value-type="float" office:value="1.9781" table:style-name="ce12">
            <text:p>1,98</text:p>
          </table:table-cell>
          <table:table-cell office:value-type="float" office:value="1.8344800000000001" table:style-name="ce12">
            <text:p>1,83</text:p>
          </table:table-cell>
          <table:table-cell table:number-columns-repeated="16379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string" table:style-name="ce10">
            <text:p>Rio de Janeiro</text:p>
          </table:table-cell>
          <table:table-cell office:value-type="float" office:value="189538.1" table:style-name="ce11">
            <text:p>189.538</text:p>
          </table:table-cell>
          <table:table-cell office:value-type="float" office:value="0.1953" table:style-name="ce12">
            <text:p>0,20</text:p>
          </table:table-cell>
          <table:table-cell office:value-type="float" office:value="0.18312999999999999" table:style-name="ce12">
            <text:p>0,18</text:p>
          </table:table-cell>
          <table:table-cell table:number-columns-repeated="16379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string" table:style-name="ce10">
            <text:p>São Paulo</text:p>
          </table:table-cell>
          <table:table-cell office:value-type="float" office:value="433286.05" table:style-name="ce11">
            <text:p>433.286</text:p>
          </table:table-cell>
          <table:table-cell office:value-type="float" office:value="0.92869999999999997" table:style-name="ce12">
            <text:p>0,93</text:p>
          </table:table-cell>
          <table:table-cell office:value-type="float" office:value="0.38821" table:style-name="ce12">
            <text:p>0,39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Sul</text:p>
          </table:table-cell>
          <table:table-cell office:value-type="float" office:value="292039.81" table:style-name="ce14">
            <text:p>292.040</text:p>
          </table:table-cell>
          <table:table-cell office:value-type="float" office:value="1.0525" table:style-name="ce15">
            <text:p>1,05</text:p>
          </table:table-cell>
          <table:table-cell office:value-type="float" office:value="0.62690000000000001" table:style-name="ce15">
            <text:p>0,63</text:p>
          </table:table-cell>
          <table:table-cell table:number-columns-repeated="16379"/>
        </table:table-row>
        <table:table-row table:style-name="ro2">
          <table:table-cell office:value-type="float" office:value="41" table:style-name="ce10">
            <text:p>41</text:p>
          </table:table-cell>
          <table:table-cell office:value-type="string" table:style-name="ce10">
            <text:p>Paraná</text:p>
          </table:table-cell>
          <table:table-cell office:value-type="float" office:value="113156.66" table:style-name="ce11">
            <text:p>113.157</text:p>
          </table:table-cell>
          <table:table-cell office:value-type="float" office:value="1.054" table:style-name="ce12">
            <text:p>1,05</text:p>
          </table:table-cell>
          <table:table-cell office:value-type="float" office:value="0.45217000000000002" table:style-name="ce12">
            <text:p>0,45</text:p>
          </table:table-cell>
          <table:table-cell table:number-columns-repeated="16379" table:style-name="ce13"/>
        </table:table-row>
        <table:table-row table:style-name="ro2">
          <table:table-cell office:value-type="float" office:value="42" table:style-name="ce10">
            <text:p>42</text:p>
          </table:table-cell>
          <table:table-cell office:value-type="string" table:style-name="ce10">
            <text:p>Santa Catarina</text:p>
          </table:table-cell>
          <table:table-cell office:value-type="float" office:value="60347.9" table:style-name="ce11">
            <text:p>60.348</text:p>
          </table:table-cell>
          <table:table-cell office:value-type="float" office:value="1.7132000000000001" table:style-name="ce12">
            <text:p>1,71</text:p>
          </table:table-cell>
          <table:table-cell office:value-type="float" office:value="0.85819000000000001" table:style-name="ce12">
            <text:p>0,86</text:p>
          </table:table-cell>
          <table:table-cell table:number-columns-repeated="16379"/>
        </table:table-row>
        <table:table-row table:style-name="ro2">
          <table:table-cell office:value-type="float" office:value="43" table:style-name="ce10">
            <text:p>43</text:p>
          </table:table-cell>
          <table:table-cell office:value-type="string" table:style-name="ce10">
            <text:p>Rio Grande do Sul</text:p>
          </table:table-cell>
          <table:table-cell office:value-type="float" office:value="118535.24" table:style-name="ce11">
            <text:p>118.535</text:p>
          </table:table-cell>
          <table:table-cell office:value-type="float" office:value="0.71479999999999999" table:style-name="ce12">
            <text:p>0,71</text:p>
          </table:table-cell>
          <table:table-cell office:value-type="float" office:value="0.67595000000000005" table:style-name="ce12">
            <text:p>0,68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8">
            <text:p>Centro-Oeste</text:p>
          </table:table-cell>
          <table:table-cell office:value-type="float" office:value="134327.47" table:style-name="ce14">
            <text:p>134.327</text:p>
          </table:table-cell>
          <table:table-cell office:value-type="float" office:value="2.4108999999999998" table:style-name="ce15">
            <text:p>2,41</text:p>
          </table:table-cell>
          <table:table-cell office:value-type="float" office:value="0.74702999999999997" table:style-name="ce15">
            <text:p>0,75</text:p>
          </table:table-cell>
          <table:table-cell table:number-columns-repeated="16379"/>
        </table:table-row>
        <table:table-row table:style-name="ro2">
          <table:table-cell office:value-type="float" office:value="50" table:style-name="ce10">
            <text:p>50</text:p>
          </table:table-cell>
          <table:table-cell office:value-type="string" table:style-name="ce10">
            <text:p>Mato Grosso do Sul</text:p>
          </table:table-cell>
          <table:table-cell office:value-type="float" office:value="25191.16" table:style-name="ce11">
            <text:p>25.191</text:p>
          </table:table-cell>
          <table:table-cell office:value-type="float" office:value="1.9815" table:style-name="ce12">
            <text:p>1,98</text:p>
          </table:table-cell>
          <table:table-cell office:value-type="float" office:value="0.58020000000000005" table:style-name="ce12">
            <text:p>0,58</text:p>
          </table:table-cell>
          <table:table-cell table:number-columns-repeated="16379" table:style-name="ce13"/>
        </table:table-row>
        <table:table-row table:style-name="ro2">
          <table:table-cell office:value-type="float" office:value="51" table:style-name="ce10">
            <text:p>51</text:p>
          </table:table-cell>
          <table:table-cell office:value-type="string" table:style-name="ce10">
            <text:p>Mato Grosso</text:p>
          </table:table-cell>
          <table:table-cell office:value-type="float" office:value="29000.45" table:style-name="ce11">
            <text:p>29.000</text:p>
          </table:table-cell>
          <table:table-cell office:value-type="float" office:value="3.8083999999999998" table:style-name="ce12">
            <text:p>3,81</text:p>
          </table:table-cell>
          <table:table-cell office:value-type="float" office:value="1.2256800000000001" table:style-name="ce12">
            <text:p>1,23</text:p>
          </table:table-cell>
          <table:table-cell table:number-columns-repeated="16379"/>
        </table:table-row>
        <table:table-row table:style-name="ro2">
          <table:table-cell office:value-type="float" office:value="52" table:style-name="ce10">
            <text:p>52</text:p>
          </table:table-cell>
          <table:table-cell office:value-type="string" table:style-name="ce10">
            <text:p>Goiás</text:p>
          </table:table-cell>
          <table:table-cell office:value-type="float" office:value="61136.639999999999" table:style-name="ce11">
            <text:p>61.137</text:p>
          </table:table-cell>
          <table:table-cell office:value-type="float" office:value="2.6034000000000002" table:style-name="ce12">
            <text:p>2,60</text:p>
          </table:table-cell>
          <table:table-cell office:value-type="float" office:value="0.67984999999999995" table:style-name="ce12">
            <text:p>0,68</text:p>
          </table:table-cell>
          <table:table-cell table:number-columns-repeated="16379"/>
        </table:table-row>
        <table:table-row table:style-name="ro2">
          <table:table-cell office:value-type="float" office:value="53" table:style-name="ce10">
            <text:p>53</text:p>
          </table:table-cell>
          <table:table-cell office:value-type="string" table:style-name="ce10">
            <text:p>DF</text:p>
          </table:table-cell>
          <table:table-cell office:value-type="float" office:value="18999.22" table:style-name="ce11">
            <text:p>18.999</text:p>
          </table:table-cell>
          <table:table-cell office:value-type="float" office:value="0.22750000000000001" table:style-name="ce12">
            <text:p>0,23</text:p>
          </table:table-cell>
          <table:table-cell office:value-type="float" office:value="0.45379000000000003" table:style-name="ce12">
            <text:p>0,45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Luiz Fernando Lima Costa</meta:initial-creator>
    <dc:creator>Rafa Herzog</dc:creator>
    <meta:creation-date>2019-11-22T18:58:02Z</meta:creation-date>
    <dc:date>2024-04-01T02:27:53Z</dc:date>
  </office:meta>
</office:document-meta>
</file>